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503cm" fo:margin-left="-1.501cm" fo:margin-top="0cm" fo:margin-bottom="0cm" table:align="left" style:writing-mode="lr-tb"/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119cm"/>
    </style:style>
    <style:style style:name="Tabla1.C" style:family="table-column">
      <style:table-column-properties style:column-width="4.988cm"/>
    </style:style>
    <style:style style:name="Tabla1.D" style:family="table-column">
      <style:table-column-properties style:column-width="3.101cm"/>
    </style:style>
    <style:style style:name="Tabla1.E" style:family="table-column">
      <style:table-column-properties style:column-width="1.492cm"/>
    </style:style>
    <style:style style:name="Tabla1.F" style:family="table-column">
      <style:table-column-properties style:column-width="3.046cm"/>
    </style:style>
    <style:style style:name="Tabla1.G" style:family="table-column">
      <style:table-column-properties style:column-width="2.566cm"/>
    </style:style>
    <style:style style:name="Tabla1.1" style:family="table-row">
      <style:table-row-properties style:min-row-height="0.72cm" fo:keep-together="auto"/>
    </style:style>
    <style:style style:name="Tabla1.A1" style:family="table-cell">
      <style:table-cell-properties style:vertical-align="middle" fo:background-color="#e5e5e5" fo:padding-left="0.191cm" fo:padding-right="0.191cm" fo:padding-top="0cm" fo:padding-bottom="0cm" fo:border="0.5pt solid #808080">
        <style:background-image/>
      </style:table-cell-properties>
    </style:style>
    <style:style style:name="Tabla1.D1" style:family="table-cell">
      <style:table-cell-properties style:vertical-align="middle" fo:background-color="#e5e5e5" fo:padding-left="0.191cm" fo:padding-right="0.19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a1.2" style:family="table-row">
      <style:table-row-properties style:min-row-height="0.711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3" style:family="table-row">
      <style:table-row-properties style:min-row-height="4.976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D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a1.E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a1.F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G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2" style:family="table">
      <style:table-properties style:width="19.496cm" fo:margin-left="-1.494cm" table:align="left" style:writing-mode="lr-tb"/>
    </style:style>
    <style:style style:name="Tabla2.A" style:family="table-column">
      <style:table-column-properties style:column-width="19.496cm"/>
    </style:style>
    <style:style style:name="Tabla2.A1" style:family="table-cell">
      <style:table-cell-properties fo:padding="0.049cm" fo:border="0.05pt solid #808080" style:writing-mode="page"/>
    </style:style>
    <style:style style:name="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</style:style>
    <style:style style:name="P2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fo:color="#7f7f7f" fo:language="es" fo:country="AR" officeooo:paragraph-rsid="000b8e82" style:font-name-asian="Arial Unicode MS1"/>
    </style:style>
    <style:style style:name="P3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7f7f7f" style:font-name="Adobe Garamond Pro" fo:font-size="8pt" fo:language="es" fo:country="AR" fo:font-weight="bold" style:font-name-asian="Arial Unicode MS1" style:font-size-asian="8pt" style:font-weight-asian="bold" style:font-name-complex="Arial Unicode MS1" style:font-size-complex="8pt"/>
    </style:style>
    <style:style style:name="P7" style:family="paragraph" style:parent-style-name="Standard">
      <style:paragraph-properties fo:text-align="center" style:justify-single-word="false"/>
      <style:text-properties officeooo:rsid="0053ad3f" officeooo:paragraph-rsid="0053ad3f"/>
    </style:style>
    <style:style style:name="P8" style:family="paragraph" style:parent-style-name="Standard">
      <style:paragraph-properties fo:text-align="center" style:justify-single-word="false"/>
      <style:text-properties officeooo:rsid="006be356" officeooo:paragraph-rsid="006be356"/>
    </style:style>
    <style:style style:name="P9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font-name="Arial Unicode MS" fo:font-size="10pt" fo:language="es" fo:country="AR" officeooo:rsid="00121391" officeooo:paragraph-rsid="00121391" style:font-name-asian="Arial Unicode MS1" style:font-size-asian="10pt" style:language-asian="es" style:country-asian="ES" style:font-name-complex="Arial Unicode MS1" style:font-size-complex="10pt"/>
    </style:style>
    <style:style style:name="P10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text-position="-5% 100%" style:font-name="Arial Unicode MS" fo:font-size="10pt" fo:letter-spacing="-0.012cm" fo:language="es" fo:country="AR" fo:font-weight="normal" officeooo:rsid="00121391" officeooo:paragraph-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P11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fo:color="#404040" style:font-name="Arial Narrow" style:rfc-language-tag="es-ES-u-co-trad" fo:language="es" fo:country="ES" style:font-name-asian="Arial Unicode MS1"/>
    </style:style>
    <style:style style:name="P12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style:font-name="Arial Narrow" fo:font-size="10pt" style:rfc-language-tag="es-ES-u-co-trad" fo:language="es" fo:country="ES" style:font-size-asian="10pt" style:font-size-complex="10pt"/>
    </style:style>
    <style:style style:name="P13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fo:font-weight="bold" officeooo:paragraph-rsid="006be356" style:font-size-asian="8pt" style:font-weight-asian="bold" style:font-name-complex="Lucida Sans" style:font-size-complex="8pt"/>
    </style:style>
    <style:style style:name="P14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text-position="-5% 100%" style:font-name="Lucida Sans" fo:font-size="8pt" fo:letter-spacing="-0.016cm" fo:font-weight="bold" officeooo:rsid="00569c10" officeooo:paragraph-rsid="006be356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7cm" style:rfc-language-tag="es-ES-u-co-trad" fo:language="es" fo:country="ES" fo:font-weight="bold" officeooo:paragraph-rsid="006be356" fo:background-color="transparent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style:font-weight-asian="bold"/>
    </style:style>
    <style:style style:name="P17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officeooo:paragraph-rsid="0015a12e" style:font-weight-asian="bold"/>
    </style:style>
    <style:style style:name="P18" style:family="paragraph" style:parent-style-name="Standard">
      <style:paragraph-properties fo:margin-left="-1.501cm" fo:margin-right="0cm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19" style:family="paragraph" style:parent-style-name="Standard">
      <style:paragraph-properties fo:margin-left="-0.751cm" fo:margin-right="0cm" fo:text-align="justify" style:justify-single-word="false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20" style:family="paragraph" style:parent-style-name="Standard">
      <style:paragraph-properties fo:margin-left="-0.751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officeooo:paragraph-rsid="001e163a"/>
    </style:style>
    <style:style style:name="P21" style:family="paragraph" style:parent-style-name="Standard">
      <style:paragraph-properties fo:margin-left="-0.751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fo:color="#221f1f" style:text-position="-5% 100%" style:font-name="Arial Narrow" fo:font-size="11pt" fo:letter-spacing="-0.007cm" style:rfc-language-tag="es-ES-u-co-trad" fo:language="es" fo:country="ES" fo:font-style="normal" fo:font-weight="bold" officeooo:paragraph-rsid="001e163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P22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6be356" style:font-size-asian="8pt" style:font-name-complex="Lucida Sans" style:font-size-complex="8pt"/>
    </style:style>
    <style:style style:name="P2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style:rfc-language-tag="es-ES-u-co-trad" fo:language="es" fo:country="ES" fo:font-weight="bold" officeooo:paragraph-rsid="006be356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rfc-language-tag="es-ES-u-co-trad" fo:language="es" fo:country="ES" officeooo:paragraph-rsid="006be356" style:font-size-asian="8pt" style:font-name-complex="Lucida Sans" style:font-size-complex="8pt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rfc-language-tag="es-ES-u-co-trad" fo:language="es" fo:country="ES" fo:font-weight="bold" officeooo:rsid="00569c10" officeooo:paragraph-rsid="006ff0db" style:font-size-asian="8pt" style:font-weight-asian="bold" style:font-name-complex="Lucida Sans" style:font-size-complex="8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style:page-number="auto" fo:background-color="transparent" style:text-autospace="none" style:writing-mode="lr-tb"/>
      <style:text-properties fo:color="#7f7f7f" style:text-position="-5% 100%" style:font-name="Arial Unicode MS" fo:font-size="10pt" fo:letter-spacing="-0.012cm" fo:language="es" fo:country="AR" fo:font-weight="bold" officeooo:rsid="00121391" officeooo:paragraph-rsid="00121391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fo:color="#7f7f7f" style:text-position="-5% 100%" style:font-name="Arial Unicode MS" fo:font-size="10pt" fo:letter-spacing="-0.012cm" fo:language="es" fo:country="AR" fo:font-style="normal" style:text-underline-style="none" fo:font-weight="bold" officeooo:rsid="00121391" officeooo:paragraph-rsid="00121391" style:font-name-asian="Arial Unicode MS1" style:font-size-asian="10pt" style:language-asian="es" style:country-asian="ES" style:font-style-asian="normal" style:font-weight-asian="bold" style:font-name-complex="Arial Unicode MS1" style:font-size-complex="10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officeooo:paragraph-rsid="004b6509"/>
    </style:style>
    <style:style style:name="P29" style:family="paragraph" style:parent-style-name="Standard">
      <loext:graphic-properties draw:fill="none"/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fo:background-color="transparent" style:text-autospace="none" style:writing-mode="lr-tb"/>
      <style:text-properties fo:color="#404040" style:text-position="-5% 100%" style:font-name="Aparajita" fo:font-size="10pt" fo:letter-spacing="-0.012cm" fo:language="es" fo:country="ES" fo:font-weight="normal" officeooo:paragraph-rsid="0038cc06" fo:background-color="transparent" style:font-name-asian="Arial Unicode MS1" style:font-size-asian="10pt" style:language-asian="es" style:country-asian="ES" style:font-weight-asian="normal" style:font-name-complex="Aparajita1" style:font-size-complex="10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9.601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color="#7f7f7f" style:font-name="Arial Unicode MS" fo:font-size="10pt" fo:language="es" fo:country="AR" officeooo:paragraph-rsid="0050e2b9" style:font-name-asian="Arial Unicode MS1" style:font-size-asian="10pt" style:font-name-complex="Arial Unicode MS1" style:font-size-complex="10pt"/>
    </style:style>
    <style:style style:name="P31" style:family="paragraph" style:parent-style-name="Standard">
      <loext:graphic-properties draw:fill="none"/>
      <style:paragraph-properties fo:margin-left="9.601cm" fo:margin-right="-0.499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50e2b9"/>
    </style:style>
    <style:style style:name="P32" style:family="paragraph" style:parent-style-name="Standard" style:master-page-name="Standard">
      <style:paragraph-properties fo:margin-left="0cm" fo:margin-right="-0.453cm" fo:text-indent="0cm" style:auto-text-indent="false" style:page-number="auto"/>
      <style:text-properties fo:color="#7f7f7f" style:font-name="Arial Unicode MS" fo:font-size="10pt" fo:language="en" fo:country="US" style:font-name-asian="Arial Unicode MS1" style:font-size-asian="10pt" style:font-name-complex="Arial Unicode MS1" style:font-size-complex="10pt"/>
    </style:style>
    <style:style style:name="P33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6be356" style:font-size-asian="8pt" style:font-name-complex="Lucida Sans" style:font-size-complex="8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style:rfc-language-tag="es-ES-u-co-trad" fo:language="es" fo:country="ES" fo:font-weight="bold" officeooo:paragraph-rsid="005c31e7" fo:background-color="transparent" style:font-size-asian="8.5pt" style:font-weight-asian="bold" style:font-name-complex="Lucida Sans" style:font-size-complex="8.5pt" style:font-weight-complex="bold"/>
    </style:style>
    <style:style style:name="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T5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style style:name="T6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T7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T8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T9" style:family="text">
      <style:text-properties style:font-name="Arial Narrow" fo:font-size="11pt" style:rfc-language-tag="es-ES-u-co-trad" fo:language="es" fo:country="ES" fo:font-weight="bold" style:font-size-asian="11pt" style:language-asian="es" style:country-asian="ES" style:font-weight-asian="bold" style:font-size-complex="11pt"/>
    </style:style>
    <style:style style:name="T10" style:family="text">
      <style:text-properties style:font-name="Arial Narrow" fo:font-size="11pt" style:rfc-language-tag="es-ES-u-co-trad" fo:language="es" fo:country="ES" fo:font-weight="bold" officeooo:rsid="00222bf6" style:font-size-asian="11pt" style:language-asian="es" style:country-asian="ES" style:font-weight-asian="bold" style:font-size-complex="11pt"/>
    </style:style>
    <style:style style:name="T11" style:family="text">
      <style:text-properties fo:color="#404040" style:font-name="Arial Narrow" fo:font-style="normal" style:font-name-asian="Arial Unicode MS1" style:font-style-asian="normal"/>
    </style:style>
    <style:style style:name="T12" style:family="text">
      <style:text-properties fo:color="#404040" style:font-name="Arial Narrow" fo:font-size="12pt" fo:language="es" fo:country="ES" fo:font-style="normal" style:font-name-asian="Arial Unicode MS1" style:font-size-asian="12pt" style:language-asian="es" style:country-asian="ES" style:font-style-asian="normal" style:font-size-complex="12pt"/>
    </style:style>
    <style:style style:name="T13" style:family="text">
      <style:text-properties fo:color="#404040" style:font-name="Arial Narrow" fo:font-size="12pt" fo:language="es" fo:country="ES" fo:font-style="normal" officeooo:rsid="006be356" style:font-name-asian="Arial Unicode MS1" style:font-size-asian="12pt" style:language-asian="es" style:country-asian="ES" style:font-style-asian="normal" style:font-size-complex="12pt" style:font-style-complex="italic"/>
    </style:style>
    <style:style style:name="T14" style:family="text">
      <style:text-properties fo:color="#404040" style:font-name="Arial Narrow" fo:font-size="12pt" fo:language="es" fo:country="ES" fo:font-style="normal" officeooo:rsid="0078dcb6" style:font-name-asian="Arial Unicode MS1" style:font-size-asian="12pt" style:language-asian="es" style:country-asian="ES" style:font-style-asian="normal" style:font-size-complex="12pt" style:font-style-complex="italic"/>
    </style:style>
    <style:style style:name="T15" style:family="text">
      <style:text-properties fo:color="#404040" style:font-name="Arial Narrow" fo:font-size="12pt" fo:language="es" fo:country="ES" fo:font-style="normal" officeooo:rsid="0053ad3f" style:font-name-asian="Arial Unicode MS1" style:font-size-asian="12pt" style:language-asian="es" style:country-asian="ES" style:font-style-asian="normal" style:font-size-complex="12pt"/>
    </style:style>
    <style:style style:name="T16" style:family="text">
      <style:text-properties fo:color="#221f1f" style:text-position="-5% 100%" fo:font-size="12pt" fo:letter-spacing="-0.007cm" fo:font-style="normal" officeooo:rsid="003a4e71" style:font-size-asian="12pt" style:language-asian="es" style:country-asian="ES" style:font-style-asian="normal" style:font-name-complex="Lucida Sans" style:font-size-complex="12pt" style:font-style-complex="normal" style:font-weight-complex="bold"/>
    </style:style>
    <style:style style:name="T17" style:family="text">
      <style:text-properties fo:color="#221f1f" style:text-position="-5% 100%" style:font-name="Arial Narrow" fo:font-size="11pt" fo:letter-spacing="-0.007cm" style:rfc-language-tag="es-ES-u-co-trad" fo:language="es" fo:country="ES" fo:font-style="normal" fo:font-weight="bold" officeooo:rsid="001fb07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T18" style:family="text">
      <style:text-properties fo:font-size="12pt" style:font-size-asian="12pt" style:language-asian="es" style:country-asian="ES" style:font-size-complex="12pt"/>
    </style:style>
    <style:style style:name="T19" style:family="text">
      <style:text-properties style:text-position="-5% 100%" fo:letter-spacing="-0.012cm" fo:font-weight="bold" style:font-weight-asian="bold" style:font-weight-complex="bold"/>
    </style:style>
    <style:style style:name="T20" style:family="text">
      <style:text-properties style:text-position="-5% 100%" fo:letter-spacing="-0.012cm"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language-asian="es" style:country-asian="ES" style:font-weight-asian="bold" style:font-weight-complex="bold"/>
    </style:style>
    <style:style style:name="T23" style:family="text">
      <style:text-properties officeooo:rsid="0050e2b9" style:language-asian="es" style:country-asian="ES"/>
    </style:style>
    <style:style style:name="T24" style:family="text">
      <style:text-properties fo:letter-spacing="-0.007cm" fo:font-style="normal" style:language-asian="es" style:country-asian="ES" style:font-style-asian="normal" style:font-style-complex="normal"/>
    </style:style>
    <style:style style:name="T25" style:family="text">
      <style:text-properties officeooo:rsid="001e163a"/>
    </style:style>
    <style:style style:name="T26" style:family="text">
      <style:text-properties fo:color="#7f7f7f" style:text-position="-5% 100%" style:font-name="Arial Unicode MS" fo:font-size="10pt" fo:letter-spacing="-0.012cm" fo:language="es" fo:country="AR" fo:font-weight="normal" officeooo: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T27" style:family="text">
      <style:text-properties fo:color="#7f7f7f" style:text-position="-5% 100%" style:font-name="Arial Unicode MS" fo:font-size="10pt" fo:letter-spacing="-0.012cm" fo:language="es" fo:country="AR" fo:font-weight="bold" officeooo:rsid="004dda71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T28" style:family="text">
      <style:text-properties fo:color="#7f7f7f" style:font-name="Arial Unicode MS" fo:font-size="10pt" fo:letter-spacing="-0.007cm" fo:language="es" fo:country="AR" fo:font-style="normal" officeooo:rsid="005e291c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29" style:family="text">
      <style:text-properties fo:color="#7f7f7f" style:font-name="Arial Unicode MS" fo:font-size="10pt" fo:letter-spacing="-0.007cm" fo:language="es" fo:country="AR" fo:font-style="normal" officeooo:rsid="0050e2b9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0" style:family="text">
      <style:text-properties fo:color="#7f7f7f" style:font-name="Arial Unicode MS" fo:font-size="10pt" fo:letter-spacing="-0.007cm" fo:language="es" fo:country="AR" fo:font-style="normal" officeooo:rsid="0065e705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1" style:family="text">
      <style:text-properties fo:color="#7f7f7f" style:font-name="Arial Unicode MS" fo:font-size="10pt" fo:letter-spacing="-0.007cm" fo:language="es" fo:country="AR" fo:font-style="normal" officeooo:rsid="00668041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2" style:family="text">
      <style:text-properties fo:color="#7f7f7f" style:font-name="Arial Unicode MS" fo:font-size="10pt" fo:letter-spacing="-0.007cm" fo:language="es" fo:country="AR" fo:font-style="normal" fo:font-weight="bold" officeooo:rsid="0050e2b9" style:font-name-asian="Arial Unicode MS1" style:font-size-asian="10pt" style:language-asian="es" style:country-asian="ES" style:font-style-asian="normal" style:font-weight-asian="bold" style:font-name-complex="Arial Unicode MS1" style:font-size-complex="10pt" style:font-style-complex="normal" style:font-weight-complex="bold"/>
    </style:style>
    <style:style style:name="T33" style:family="text">
      <style:text-properties fo:color="#7f7f7f" style:font-name="Arial Unicode MS" fo:font-size="10pt" fo:language="es" fo:country="AR" fo:font-weight="bold" officeooo:rsid="0050e2b9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T34" style:family="text">
      <style:text-properties officeooo:rsid="005e291c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At. </text:p>
      <text:p text:style-name="P30"><text:span text:style-name="T23"><text:text-input text:description="&lt;if test=&quot;o.date_order&quot;&gt;">If</text:text-input></text:span><text:span text:style-name="T23">Fecha de Pedido: </text:span><text:span text:style-name="T22"><text:text-input text:description="&lt;formatLang(o.date_order,date='true')&gt;">DD/MM/YYYY</text:text-input></text:span><text:span text:style-name="T24"><text:text-input text:description="&lt;/if&gt;">/if</text:text-input></text:span></text:p>
      <text:p text:style-name="P31"><text:a xlink:type="simple" xlink:href="python://if%20test=%22o.requested_date%22" text:style-name="Internet_20_link" text:visited-style-name="Visited_20_Internet_20_Link"><text:span text:style-name="T28">if</text:span></text:a><text:span text:style-name="T29">Fecha de </text:span><text:span text:style-name="T31">E</text:span><text:span text:style-name="T29">ntrega </text:span><text:span text:style-name="T31">S</text:span><text:span text:style-name="T30">olicitada</text:span><text:span text:style-name="T29">: </text:span><text:a xlink:type="simple" xlink:href="python://formatLang(o.requested_date,date=True)" text:style-name="Internet_20_link" text:visited-style-name="Visited_20_Internet_20_Link"><text:span text:style-name="T32">requested_date</text:span></text:a><text:span text:style-name="T33"> </text:span><text:a xlink:type="simple" xlink:href="python:///if" text:style-name="Internet_20_link" text:visited-style-name="Visited_20_Internet_20_Link"><text:span text:style-name="T34">/if</text:span></text:a></text:p>
      <text:p text:style-name="P9">Cliente: <text:span text:style-name="T19"><text:placeholder text:placeholder-type="text">&lt;o.partner_id.commercial_partner_id.name&gt;</text:placeholder></text:span></text:p>
      <text:p text:style-name="P9"><text:span text:style-name="T20">Teléfono:</text:span><text:span text:style-name="T19"> </text:span><text:span text:style-name="T19"><text:placeholder text:placeholder-type="text">&lt;o.partner_id.commercial_partner_id.phone&gt;</text:placeholder></text:span></text:p>
      <text:p text:style-name="P9"><text:span text:style-name="T20">Mail:</text:span><text:span text:style-name="T19"> </text:span><text:span text:style-name="T19"><text:placeholder text:placeholder-type="text">&lt;o.partner_id.commercial_partner_id.email&gt;</text:placeholder></text:span></text:p>
      <text:p text:style-name="P10">CUIT <text:span text:style-name="T21"><text:placeholder text:placeholder-type="text">&lt;o.partner_id.commercial_partner_id.main_id_number&gt;</text:placeholder></text:span></text:p>
      <text:p text:style-name="P26"><text:placeholder text:placeholder-type="text">&lt;o.partner_id.commercial_partner_id.afip_responsability_type_id.name&gt;</text:placeholder></text:p>
      <text:p text:style-name="P28"><text:span text:style-name="T26">Dirección de entrega: </text:span><text:a xlink:type="simple" xlink:href="python://partner_address(o.partner_shipping_id)" text:style-name="Internet_20_link" text:visited-style-name="Visited_20_Internet_20_Link"><text:span text:style-name="T27">shipping_address</text:span></text:a></text:p>
      <text:p text:style-name="P2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1">Cant</text:p>
          </table:table-cell>
          <table:table-cell table:style-name="Tabla1.A1" office:value-type="string">
            <text:p text:style-name="P11">Detalle </text:p>
          </table:table-cell>
          <table:table-cell table:style-name="Tabla1.A1" office:value-type="string">
            <text:p text:style-name="P5"><text:span text:style-name="Emphasis"><text:span text:style-name="T11">Imagen</text:span></text:span></text:p>
          </table:table-cell>
          <table:table-cell table:style-name="Tabla1.D1" office:value-type="string">
            <text:p text:style-name="P8"><text:span text:style-name="Emphasis"><text:span text:style-name="T15">Precio de lista</text:span></text:span></text:p>
          </table:table-cell>
          <table:table-cell table:style-name="Tabla1.D1" office:value-type="string">
            <text:p text:style-name="P7"><text:span text:style-name="Emphasis"><text:span text:style-name="T12">Desc.</text:span></text:span></text:p>
          </table:table-cell>
          <table:table-cell table:style-name="Tabla1.A1" office:value-type="string">
            <text:p text:style-name="P5"><text:span text:style-name="Emphasis"><text:span text:style-name="T11">Precio </text:span></text:span><text:span text:style-name="Emphasis"><text:span text:style-name="T13">c</text:span></text:span><text:span text:style-name="Emphasis"><text:span text:style-name="T14">on </text:span></text:span><text:span text:style-name="Emphasis"><text:span text:style-name="T13">desc.</text:span></text:span></text:p>
          </table:table-cell>
          <table:table-cell table:style-name="Tabla1.A1" office:value-type="string">
            <text:p text:style-name="P5"><text:span text:style-name="Emphasis"><text:span text:style-name="T11">TOTAL </text:span></text:span></text:p>
          </table:table-cell>
        </table:table-row>
        <table:table-row table:style-name="Tabla1.2">
          <table:table-cell table:style-name="Tabla1.A2" table:number-columns-spanned="7" office:value-type="string">
            <text:p text:style-name="P22"><text:text-input text:description="&lt;for each=&quot;line in o.order_line&quot;&gt;">For each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33"><text:text-input text:description="&lt;formatLang(line.product_uom_qty)&gt;">25,45</text:text-input></text:p>
          </table:table-cell>
          <table:table-cell table:style-name="Tabla1.B3" office:value-type="string">
            <text:p text:style-name="P24"><text:placeholder text:placeholder-type="text">&lt;line.name&gt;</text:placeholder></text:p>
          </table:table-cell>
          <table:table-cell table:style-name="Tabla1.C3" office:value-type="string">
            <text:p text:style-name="P12"><draw:frame draw:style-name="fr1" draw:name="image: asimage(line.product_id.image,size_x=150,size_y=150)" text:anchor-type="paragraph" svg:x="0.674cm" svg:y="0.109cm" svg:width="1.386cm" svg:height="1.155cm" draw:z-index="1"><draw:text-box><text:p text:style-name="Frame_20_contents">Imagen</text:p></draw:text-box></draw:frame></text:p>
          </table:table-cell>
          <table:table-cell table:style-name="Tabla1.D3" office:value-type="string">
            <text:p text:style-name="P25"><text:placeholder text:placeholder-type="text">&lt;formatLang(line.price_unit)&gt;</text:placeholder></text:p>
          </table:table-cell>
          <table:table-cell table:style-name="Tabla1.E3" office:value-type="string">
            <text:p text:style-name="P14"><text:text-input text:description="&lt;formatLang(line.discount)&gt;">10,5%</text:text-input></text:p>
          </table:table-cell>
          <table:table-cell table:style-name="Tabla1.F3" office:value-type="string">
            <text:p text:style-name="P13"><text:text-input text:description="&lt;formatLang(line.report_price_net, dp='Report Product Price')&gt;">9.999,50</text:text-input></text:p>
          </table:table-cell>
          <table:table-cell table:style-name="Tabla1.G3" office:value-type="string">
            <text:p text:style-name="P15"><text:text-input text:description="&lt;formatLang(line.report_price_subtotal)&gt;">99.999,50</text:text-input></text:p>
          </table:table-cell>
        </table:table-row>
        <table:table-row table:style-name="Tabla1.2">
          <table:table-cell table:style-name="Tabla1.A4" table:number-columns-spanned="7" office:value-type="string">
            <text:p text:style-name="P23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table:number-columns-spanned="7" office:value-type="string">
            <text:p text:style-name="P34"><text:text-input text:description="&lt;formatLang(o.amount_total)&gt;">99.999,99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16">Precios con IVA Incluido. <text:s/></text:p>
      <text:p text:style-name="P17">Este presupuesto tiene validez hasta e<text:span text:style-name="T18">l </text:span><text:span text:style-name="T16"><text:text-input text:description="&lt;formatLang(o.validity_date,date=True)&gt;">fecha</text:text-input></text:span><text:span text:style-name="T18">.</text:span> Vencido dicho plazo queda sujeto a posibles variaciones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9"><text:placeholder text:placeholder-type="text">&lt;o.note&gt;</text:placeholder></text:p>
          </table:table-cell>
        </table:table-row>
      </table:table>
      <text:p text:style-name="P18"/>
      <text:p text:style-name="P19">Saludos, <text:span text:style-name="T25">Atte.</text:span></text:p>
      <text:p text:style-name="P21"><text:text-input text:description="&lt;o.user_id.name&gt;">Roberto Ramirez</text:text-input></text:p>
      <text:p text:style-name="P20"><text:a xlink:type="simple" xlink:href="python://o.user_id.partner_id.email" text:style-name="Internet_20_link" text:visited-style-name="Visited_20_Internet_20_Link"><text:span text:style-name="T17">comercial_email</text:span></text:a></text:p>
      <text:p text:style-name="P20"><text:a xlink:type="simple" xlink:href="python://o.user_id.partner_id.phone" text:style-name="Internet_20_link" text:visited-style-name="Visited_20_Internet_20_Link"><text:span text:style-name="T17">phone</text:span></text:a><text:span text:style-name="T9"> / </text:span><text:a xlink:type="simple" xlink:href="python://o.user_id.partner_id.mobile" text:style-name="Internet_20_link" text:visited-style-name="Visited_20_Internet_20_Link"><text:span text:style-name="T10">comercial_mobil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20pt" style:rfc-language-tag="es-ES-u-co-trad" fo:language="es" fo:country="ES" style:font-size-asian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6pt" style:rfc-language-tag="es-ES-u-co-trad" fo:language="es" fo:country="ES" style:font-size-asian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ize="10pt" style:rfc-language-tag="es-ES-u-co-trad" fo:language="es" fo:country="ES" style:text-underline-style="solid" style:text-underline-width="auto" style:text-underline-color="font-color" style:font-size-asian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color="#003366" style:text-underline-style="solid" style:text-underline-width="auto" style:text-underline-color="font-color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color="#003366" style:rfc-language-tag="es-ES-u-co-trad" fo:language="es" fo:country="ES"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fo:color="#003366" fo:font-size="14pt" style:rfc-language-tag="es-ES-u-co-trad" fo:language="es" fo:country="ES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end" style:justify-single-word="false" fo:keep-with-next="always"/>
      <style:text-properties style:font-name="Arial Narrow" fo:font-family="'Arial Narrow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Century Gothic" fo:font-family="'Century Gothic'" style:font-family-generic="roman" style:font-pitch="variable" fo:font-size="12pt" style:font-size-asian="12pt" style:font-name-complex="Century Gothic1" style:font-family-complex="'Century Gothic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entury Gothic" fo:font-family="'Century Gothic'" style:font-family-generic="roman" style:font-pitch="variable" fo:font-size="10pt" fo:language="es" fo:country="AR" style:font-name-asian="Calibri" style:font-family-asian="Calibri" style:font-family-generic-asian="system" style:font-pitch-asian="variable" style:font-size-asian="10pt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ítulo_20_Car" style:display-name="Subtítulo Car" style:family="text">
      <style:text-properties style:font-name="Cambria" fo:font-family="Cambria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rong" style:family="text">
      <style:text-properties fo:font-weight="bold" style:font-weight-asian="bold" style:font-weight-complex="bold"/>
    </style:style>
    <style:style style:name="Título_20_Car" style:display-name="Título Car" style:family="text">
      <style:text-properties style:font-name="Cambria" fo:font-family="Cambria" style:font-family-generic="roman" style:font-pitch="variable" fo:font-size="16pt" fo:language="es" fo:country="ES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Texto_20_sin_20_formato_20_Car" style:display-name="Texto sin formato Car" style:family="text">
      <style:text-properties style:font-name="Century Gothic" fo:font-family="'Century Gothic'" style:font-family-generic="roman" style:font-pitch="variable" style:font-name-asian="Calibri" style:font-family-asian="Calibri" style:font-family-generic-asian="system" style:font-pitch-asian="variable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21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2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</style:style>
    <style:style style:name="MP2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fo:color="#7f7f7f" fo:language="es" fo:country="AR" officeooo:paragraph-rsid="000b8e82" style:font-name-asian="Arial Unicode MS1"/>
    </style:style>
    <style:style style:name="MP3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M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MT3" style:family="text">
      <style:text-properties fo:font-size="16pt" fo:font-weight="bold" style:font-size-asian="16pt" style:font-weight-asian="bold"/>
    </style:style>
    <style:style style:name="MT4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MT5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MT6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MT7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MT8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style style:name="Mfr1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1.251cm" fo:margin-bottom="1.251cm" fo:margin-left="2.752cm" fo:margin-right="1.83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01cm" fo:margin-left="0cm" fo:margin-right="0cm" fo:margin-bottom="0cm" style:dynamic-spacing="true"/>
      </style:header-style>
      <style:footer-style>
        <style:header-footer-properties fo:min-height="0.649cm" fo:margin-left="0cm" fo:margin-right="0cm" fo:margin-top="0.5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sale_checkbook_id.report_partner_id.image,size_x=240,size_y=70,hold_ratio=True)" text:anchor-type="paragraph" svg:x="5.68cm" svg:y="-0.109cm" draw:z-index="0"><draw:text-box fo:min-height="1.859cm" fo:min-width="5.579cm"><text:p text:style-name="Frame_20_contents">Imagen</text:p></draw:text-box></draw:frame><text:s text:c="9"/><text:tab/></text:p>
        <text:p text:style-name="MP2"><text:s text:c="6"/><text:span text:style-name="MT1"><text:text-input text:description="&lt;if test=&quot;print_title&quot;&gt;">if</text:text-input></text:span><text:span text:style-name="MT2"><text:text-input text:description="&lt;o._context.get('proforma', False) and 'PROFORMA' or o.state in ['sale','done'] and progress_title or draft_title&gt;">Presupuesto</text:text-input></text:span><text:span text:style-name="MT1"><text:text-input text:description="&lt;/if&gt;">/i</text:text-input></text:span><text:tab/><text:tab/><text:tab/></text:p>
        <text:p text:style-name="MP3"><text:tab/><text:span text:style-name="MT3"> </text:span></text:p>
      </style:header>
      <style:footer>
        <text:p text:style-name="MP4"><text:a xlink:type="simple" xlink:href="python://o.sale_checkbook_id.report_partner_id.name" text:style-name="Internet_20_link" text:visited-style-name="Visited_20_Internet_20_Link"><text:span text:style-name="MT4">partner_name</text:span></text:a></text:p>
        <text:p text:style-name="MP4"><text:a xlink:type="simple" xlink:href="python://o.sale_checkbook_id.report_partner_id.street" text:style-name="Internet_20_link" text:visited-style-name="Visited_20_Internet_20_Link"><text:span text:style-name="MT5">partner_street</text:span></text:a><text:span text:style-name="MT6"> </text:span><text:a xlink:type="simple" xlink:href="python://o.sale_checkbook_id.report_partner_id.street2" text:style-name="Internet_20_link" text:visited-style-name="Visited_20_Internet_20_Link"><text:span text:style-name="MT5">partner_street2</text:span></text:a><text:span text:style-name="MT6"> </text:span><text:a xlink:type="simple" xlink:href="python://o.sale_checkbook_id.report_partner_id.city" text:style-name="Internet_20_link" text:visited-style-name="Visited_20_Internet_20_Link"><text:span text:style-name="MT5">partner_city</text:span></text:a></text:p>
        <text:p text:style-name="MP4"><text:a xlink:type="simple" xlink:href="python://o.sale_checkbook_id.report_partner_id.phone" text:style-name="Internet_20_link" text:visited-style-name="Visited_20_Internet_20_Link"><text:span text:style-name="MT5">partner_phone</text:span></text:a><text:span text:style-name="MT5"> </text:span><text:a xlink:type="simple" xlink:href="python://o.sale_checkbook_id.report_partner_id.mobile" text:style-name="Internet_20_link" text:visited-style-name="Visited_20_Internet_20_Link"><text:span text:style-name="MT7">partner_mobile</text:span></text:a><text:span text:style-name="MT7"> </text:span><text:a xlink:type="simple" xlink:href="python://o.sale_checkbook_id.report_partner_id.email" text:style-name="Internet_20_link" text:visited-style-name="Visited_20_Internet_20_Link"><text:span text:style-name="MT7">partner_email</text:span></text:a></text:p>
        <text:p text:style-name="MP4"><text:a xlink:type="simple" xlink:href="python://o.sale_checkbook_id.report_partner_id.website" text:style-name="Internet_20_link" text:visited-style-name="Visited_20_Internet_20_Link"><text:span text:style-name="MT8">partner_website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UGENIO AGUIRRE</dc:title>
    <meta:initial-creator>Javier Durán</meta:initial-creator>
    <meta:editing-cycles>128</meta:editing-cycles>
    <meta:print-date>2020-03-26T13:08:00</meta:print-date>
    <meta:creation-date>2020-03-26T14:41:00</meta:creation-date>
    <dc:date>2020-11-12T12:27:11.015221625</dc:date>
    <meta:editing-duration>P2DT13H36M30S</meta:editing-duration>
    <meta:generator>LibreOffice/6.4.5.2$Linux_X86_64 LibreOffice_project/40$Build-2</meta:generator>
    <meta:document-statistic meta:table-count="2" meta:image-count="0" meta:object-count="0" meta:page-count="1" meta:paragraph-count="41" meta:word-count="121" meta:character-count="950" meta:non-whitespace-character-count="877"/>
    <meta:user-defined meta:name="AppVersion">16.0000</meta:user-defined>
    <meta:user-defined meta:name="Company">EABU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